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F3AF803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45cm" svg:y="0.425cm" svg:width="16.51cm" svg:height="12.561cm" draw:z-index="0"><draw:image xlink:href="Pictures/100000000000033000000264F3AF8030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36_configurar3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2:50:48</meta:creation-date>
    <meta:editing-duration>PT00H00M58S</meta:editing-duration>
    <meta:editing-cycles>3</meta:editing-cycles>
    <meta:generator>OpenOffice.org/3.2$Linux OpenOffice.org_project/320m12$Build-9483</meta:generator>
    <meta:initial-creator>Juan Rodriguez</meta:initial-creator>
    <dc:date>2011-03-10T12:51:45</dc:date>
    <dc:creator>Juan Rodriguez</dc:creator>
    <meta:document-statistic meta:table-count="0" meta:image-count="1" meta:object-count="0" meta:page-count="1" meta:paragraph-count="1" meta:word-count="2" meta:character-count="7"/>
    <meta:template xlink:type="simple" xlink:actuate="onRequest" xlink:title="redaccion" xlink:href="../redaccion.ott" meta:date="2011-03-10T12:50:48"/>
  </office:meta>
</office:document-meta>
</file>